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0598in" fo:margin-bottom="0.0598in" fo:line-height="150%" fo:text-align="justify" style:justify-single-word="false"/>
    </style:style>
    <style:style style:name="P2" style:family="paragraph" style:parent-style-name="Preformatted_20_Text">
      <style:paragraph-properties fo:margin-top="0.0598in" fo:margin-bottom="0.0598in" fo:line-height="150%" fo:text-align="justify" style:justify-single-word="false"/>
      <style:text-properties style:font-name="Times New Roman" fo:font-size="12pt" style:font-size-asian="12pt" style:font-size-complex="12pt"/>
    </style:style>
    <style:style style:name="P3" style:family="paragraph" style:parent-style-name="Preformatted_20_Text">
      <style:paragraph-properties fo:margin-top="0.0598in" fo:margin-bottom="0.0598in" fo:line-height="150%" fo:text-align="center" style:justify-single-word="false"/>
      <style:text-properties style:font-name="Times New Roman" fo:font-size="14pt" style:font-size-asian="14pt" style:font-size-complex="14pt"/>
    </style:style>
    <style:style style:name="P4" style:family="paragraph" style:parent-style-name="Preformatted_20_Text" style:master-page-name="Standard">
      <style:paragraph-properties fo:margin-top="0.0598in" fo:margin-bottom="0.0598in" fo:line-height="150%" fo:text-align="center" style:justify-single-word="false" style:page-number="auto"/>
      <style:text-properties style:font-name="Times New Roman" fo:font-size="14pt" style:font-size-asian="14pt" style:font-size-complex="14pt"/>
    </style:style>
    <style:style style:name="T1" style:family="text">
      <style:text-properties style:font-name="Times New Roman" fo:font-size="16pt" fo:font-weight="bold" style:font-size-asian="16pt" style:font-weight-asian="bold" style:font-size-complex="16pt"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weight="bold"/>
    </style:style>
    <style:style style:name="T8" style:family="text">
      <style:text-properties style:font-weight-asian="bold"/>
    </style:style>
    <style:style style:name="T9" style:family="text">
      <style:text-properties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text:p>
      <text:p text:style-name="P3">COLOR SCHEME AUTHENTICATION</text:p>
      <text:p text:style-name="P2"><text:line-break/></text:p>
      <text:p text:style-name="P1"><text:span text:style-name="T1">Abstract:</text:span><text:span text:style-name="T2"><text:line-break/><text:tab/></text:span><text:span text:style-name="T3">In this Project, a new authentication scheme called Color Scheme Authentication is proposed for PDAs. These schemes authenticate the user by session passwords. Session passwords are passwords that are used only once. Once the session is terminated, the session password is no longer useful. For every login process, users input different passwords. The session passwords provide better security against dictionary and brute force attacks as password changes for every session. The proposed authentication schemes use text and colors for generating session passwords. The most common method used for authentication is textual password. The vulnerabilities of this method like eves dropping, dictionary attack, social engineering and shoulder surfing are well known. Random and lengthy passwords can make the system secure. But the main problem is the difficulty of remembering those passwords. Studies have shown that users tend to pick short passwords or passwords that are easy to remember. Unfortunately, these passwords can be easily guessed or cracked. The alternative techniques are graphical passwords and biometrics. But these two techniques have their own disadvantages. Biometrics, such as finger prints, iris scan or facial recognition have been introduced but not yet widely adopted. The major drawback of this approach is that such systems can be expensive and the identification process can be slow. In our proposed system is helped to very economic and very useful to user .Thus the project was considerable bringing down thecost estimation of the project.Since in the project we are not using any sophisticated devices or technology thus the implementing it can use the system even if they have minimal computer knowledge and would have to go through any kind of training to use the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5M41S</meta:editing-duration>
    <meta:editing-cycles>3</meta:editing-cycles>
    <meta:generator>OpenOffice.org/3.2$Win32 OpenOffice.org_project/320m18$Build-9502</meta:generator>
    <dc:date>2019-10-25T15:52:17.56</dc:date>
    <meta:document-statistic meta:table-count="0" meta:image-count="0" meta:object-count="0" meta:page-count="1" meta:paragraph-count="3" meta:word-count="281" meta:character-count="1844"/>
    <dc:creator>sruthy nair</dc:creator>
    <meta:user-defined meta:name="Info 1"/>
    <meta:user-defined meta:name="Info 2"/>
    <meta:user-defined meta:name="Info 3"/>
    <meta:user-defined meta:name="Info 4"/>
  </office:meta>
</office:document-meta>
</file>